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déffaut, n'aide pas le navigateur à la bonne lecture de la page</text:p>
          </table:table-cell>
          <table:table-cell office:value-type="string">
            <text:p>déffinir une langue lors de la construction du site</text:p>
          </table:table-cell>
          <table:table-cell table:style-name="ce3" office:value-type="string">
            <text:p>mettre une langue </text:p>
          </table:table-cell>
          <table:table-cell office:value-type="string">
            <text:p>alsacreations,co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google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3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office:value-type="string">
            <text:p>balise &lt;meta robots&gt;</text:p>
          </table:table-cell>
          <table:table-cell office:value-type="string">
            <text:p>nexiste pas </text:p>
          </table:table-cell>
          <table:table-cell office:value-type="string">
            <text:p>en mettre une lors de la création</text:p>
          </table:table-cell>
          <table:table-cell table:style-name="ce3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déffinit google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3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html non construite , les bots on du mal a comprendre sans séma°</text:p>
          </table:table-cell>
          <table:table-cell office:value-type="string">
            <text:p>déffinir en amont une sémantique (structure) du site</text:p>
          </table:table-cell>
          <table:table-cell table:style-name="ce3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images mal réferancer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3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3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ecrants</text:p>
          </table:table-cell>
          <table:table-cell table:style-name="ce3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3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meta keyword en haut de page </text:p>
          </table:table-cell>
          <table:table-cell table:style-name="ce3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3" office:value-type="string">
            <text:p>effacer les liens a l'index 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img trop grande va etre longue a charger </text:p>
          </table:table-cell>
          <table:table-cell office:value-type="string">
            <text:p>redimentionner les images avant de les implanters</text:p>
          </table:table-cell>
          <table:table-cell table:style-name="ce3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couleur du texte</text:p>
          </table:table-cell>
          <table:table-cell office:value-type="string">
            <text:p>un mauvais contraste peut etre difficile a lire pour un client</text:p>
          </table:table-cell>
          <table:table-cell office:value-type="string">
            <text:p>choisir les bonne couleur</text:p>
          </table:table-cell>
          <table:table-cell table:style-name="ce3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endrois eliminer l'inutile</text:p>
          </table:table-cell>
          <table:table-cell office:value-type="string">
            <text:p>deplacer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" table:number-rows-repeated="983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20/10/2021</text:date>, <text:time>15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0T15:14:44.03</dc:date>
    <meta:generator>OpenOffice/4.1.9$Win32 OpenOffice.org_project/419m1$Build-9805</meta:generator>
    <meta:editing-duration>PT26M53S</meta:editing-duration>
    <meta:editing-cycles>1</meta:editing-cycles>
    <meta:document-statistic meta:table-count="1" meta:cell-count="90" meta:object-count="0"/>
  </office:meta>
</office:document-meta>
</file>